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6453in"/>
    </style:style>
    <style:style style:name="co8" style:family="table-column">
      <style:table-column-properties fo:break-before="auto" style:column-width="0.7098in"/>
    </style:style>
    <style:style style:name="co9" style:family="table-column">
      <style:table-column-properties fo:break-before="auto" style:column-width="2.4854in"/>
    </style:style>
    <style:style style:name="co10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5"/>
        <table:table-column table:style-name="co2" table:default-cell-style-name="ce3"/>
        <table:table-column table:style-name="co4" table:default-cell-style-name="ce5"/>
        <table:table-column table:style-name="co5" table:number-columns-repeated="4" table:default-cell-style-name="ce8"/>
        <table:table-column table:style-name="co5" table:number-columns-repeated="3" table:default-cell-style-name="ce3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3"/>
        <table:table-column table:style-name="co10" table:number-columns-repeated="1009" table:default-cell-style-name="ce3"/>
        <table:table-row table:style-name="ro1">
          <table:table-cell table:style-name="ce1" office:value-type="string" table:number-columns-spanned="2" table:number-rows-spanned="1">
            <text:p>BASE Station</text:p>
          </table:table-cell>
          <table:covered-table-cell table:style-name="ce4"/>
          <table:table-cell table:style-name="ce1" office:value-type="string" table:number-columns-spanned="2" table:number-rows-spanned="1">
            <text:p>Target Station</text:p>
          </table:table-cell>
          <table:covered-table-cell table:style-name="ce4"/>
          <table:table-cell table:style-name="ce6" office:value-type="string" table:number-columns-spanned="3" table:number-rows-spanned="1">
            <text:p>Target Azimuth</text:p>
          </table:table-cell>
          <table:covered-table-cell table:style-name="ce7"/>
          <table:covered-table-cell table:style-name="ce7"/>
          <table:table-cell table:style-name="ce6" office:value-type="string" table:number-columns-spanned="4" table:number-rows-spanned="1">
            <text:p>Target Elevation</text:p>
          </table:table-cell>
          <table:covered-table-cell table:style-name="ce1"/>
          <table:covered-table-cell table:style-name="ce2"/>
          <table:covered-table-cell table:style-name="ce2"/>
          <table:table-cell table:style-name="ce9" office:value-type="string" table:number-columns-spanned="3" table:number-rows-spanned="1">
            <text:p>Target Distance (feet)</text:p>
          </table:table-cell>
          <table:covered-table-cell table:style-name="ce10"/>
          <table:covered-table-cell table:style-name="ce10"/>
          <table:table-cell table:style-name="ce2" table:number-columns-repeated="1005"/>
          <table:table-cell table:number-columns-repeated="5"/>
        </table:table-row>
        <table:table-row table:style-name="ro1">
          <table:table-cell table:style-name="ce2" office:value-type="string">
            <text:p>name</text:p>
          </table:table-cell>
          <table:table-cell table:style-name="ce4" office:value-type="string">
            <text:p>height <text:s/>(m)</text:p>
          </table:table-cell>
          <table:table-cell table:style-name="ce2" office:value-type="string">
            <text:p>name</text:p>
          </table:table-cell>
          <table:table-cell table:style-name="ce4" office:value-type="string">
            <text:p>height <text:s/>(m)</text:p>
          </table:table-cell>
          <table:table-cell table:style-name="ce7" office:value-type="string">
            <text:p>dd</text:p>
          </table:table-cell>
          <table:table-cell table:style-name="ce7" office:value-type="string">
            <text:p>mm</text:p>
          </table:table-cell>
          <table:table-cell table:style-name="ce7" office:value-type="string">
            <text:p>ss</text:p>
          </table:table-cell>
          <table:table-cell table:style-name="ce7" office:value-type="string">
            <text:p>sgn</text:p>
          </table:table-cell>
          <table:table-cell table:style-name="ce2" office:value-type="string">
            <text:p>dd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10" office:value-type="string">
            <text:p>S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V</text:p>
          </table:table-cell>
          <table:table-cell table:style-name="ce2" office:value-type="string">
            <text:p>note</text:p>
          </table:table-cell>
          <table:table-cell table:style-name="ce2" table:number-columns-repeated="1004"/>
          <table:table-cell table:number-columns-repeated="5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B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/>
          <table:table-cell office:value-type="float" office:value="198.3">
            <text:p>198.30</text:p>
          </table:table-cell>
          <table:table-cell/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2" office:value-type="float" office:value="227.12">
            <text:p>227.12</text:p>
          </table:table-cell>
          <table:table-cell office:value-type="float" office:value="0.8">
            <text:p>0.80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2" office:value-type="float" office:value="227.12">
            <text:p>227.12</text:p>
          </table:table-cell>
          <table:table-cell office:value-type="float" office:value="0.84">
            <text:p>0.8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2" office:value-type="float" office:value="227.12">
            <text:p>227.12</text:p>
          </table:table-cell>
          <table:table-cell office:value-type="float" office:value="0.77">
            <text:p>0.77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3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blocked by support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0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???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0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number-columns-repeated="1013"/>
        </table:table-row>
        <table:table-row table:style-name="ro1"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0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1013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1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224.53">
            <text:p>224.53</text:p>
          </table:table-cell>
          <table:table-cell office:value-type="float" office:value="224.08">
            <text:p>224.08</text:p>
          </table:table-cell>
          <table:table-cell office:value-type="float" office:value="14.16">
            <text:p>14.16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4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number-columns-repeated="1013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5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31.78">
            <text:p>231.78</text:p>
          </table:table-cell>
          <table:table-cell office:value-type="float" office:value="231.35">
            <text:p>231.35</text:p>
          </table:table-cell>
          <table:table-cell office:value-type="float" office:value="14.15">
            <text:p>14.15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227.11">
            <text:p>227.11</text:p>
          </table:table-cell>
          <table:table-cell office:value-type="float" office:value="1.13">
            <text:p>1.13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0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222.96">
            <text:p>222.96</text:p>
          </table:table-cell>
          <table:table-cell office:value-type="float" office:value="1.13">
            <text:p>1.13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4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230.24">
            <text:p>230.24</text:p>
          </table:table-cell>
          <table:table-cell office:value-type="float" office:value="1.15">
            <text:p>1.15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B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98.27">
            <text:p>198.27</text:p>
          </table:table-cell>
          <table:table-cell office:value-type="float" office:value="198.2">
            <text:p>198.20</text:p>
          </table:table-cell>
          <table:table-cell office:value-type="float" office:value="-5.37">
            <text:p>-5.37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BR1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198.24">
            <text:p>198.24</text:p>
          </table:table-cell>
          <table:table-cell office:value-type="float" office:value="198.21">
            <text:p>198.21</text:p>
          </table:table-cell>
          <table:table-cell office:value-type="float" office:value="-3.42">
            <text:p>-3.42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M6</text:p>
          </table:table-cell>
          <table:table-cell office:value-type="float" office:value="0">
            <text:p>0.000</text:p>
          </table:table-cell>
          <table:table-cell office:value-type="float" office:value="297">
            <text:p>29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M7</text:p>
          </table:table-cell>
          <table:table-cell office:value-type="float" office:value="0">
            <text:p>0.000</text:p>
          </table:table-cell>
          <table:table-cell office:value-type="float" office:value="297">
            <text:p>297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31.85">
            <text:p>231.85</text:p>
          </table:table-cell>
          <table:table-cell office:value-type="float" office:value="231.38">
            <text:p>231.38</text:p>
          </table:table-cell>
          <table:table-cell office:value-type="float" office:value="14.77">
            <text:p>14.77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291">
            <text:p>29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224.45">
            <text:p>224.45</text:p>
          </table:table-cell>
          <table:table-cell office:value-type="float" office:value="223.97">
            <text:p>223.97</text:p>
          </table:table-cell>
          <table:table-cell office:value-type="float" office:value="14.78">
            <text:p>14.78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M8</text:p>
          </table:table-cell>
          <table:table-cell office:value-type="float" office:value="0">
            <text:p>0.000</text:p>
          </table:table-cell>
          <table:table-cell office:value-type="float" office:value="287">
            <text:p>287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table:number-columns-repeated="2" office:value-type="float" office:value="227.08">
            <text:p>227.08</text:p>
          </table:table-cell>
          <table:table-cell office:value-type="float" office:value="1.77">
            <text:p>1.77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441">
            <text:p>1.441</text:p>
          </table:table-cell>
          <table:table-cell office:value-type="string">
            <text:p>M10</text:p>
          </table:table-cell>
          <table:table-cell office:value-type="float" office:value="0">
            <text:p>0.000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number-columns-repeated="1013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D2</text:p>
          </table:table-cell>
          <table:table-cell office:value-type="float" office:value="1.148">
            <text:p>1.148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01.64">
            <text:p>701.64</text:p>
          </table:table-cell>
          <table:table-cell office:value-type="float" office:value="701.42">
            <text:p>701.42</text:p>
          </table:table-cell>
          <table:table-cell office:value-type="float" office:value="-16.95">
            <text:p>-16.95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D2</text:p>
          </table:table-cell>
          <table:table-cell office:value-type="float" office:value="1.148">
            <text:p>1.148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01.64">
            <text:p>701.64</text:p>
          </table:table-cell>
          <table:table-cell office:value-type="float" office:value="701.43">
            <text:p>701.43</text:p>
          </table:table-cell>
          <table:table-cell office:value-type="float" office:value="-16.94">
            <text:p>-16.94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</text:p>
          </table:table-cell>
          <table:table-cell office:value-type="float" office:value="0">
            <text:p>0.000</text:p>
          </table:table-cell>
          <table:table-cell office:value-type="float" office:value="279">
            <text:p>279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81.17">
            <text:p>81.17</text:p>
          </table:table-cell>
          <table:table-cell office:value-type="float" office:value="81.15">
            <text:p>81.15</text:p>
          </table:table-cell>
          <table:table-cell office:value-type="float" office:value="1.57">
            <text:p>1.57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284">
            <text:p>284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80.09">
            <text:p>80.09</text:p>
          </table:table-cell>
          <table:table-cell office:value-type="float" office:value="80.07">
            <text:p>80.07</text:p>
          </table:table-cell>
          <table:table-cell office:value-type="float" office:value="1.25">
            <text:p>1.25</text:p>
          </table:table-cell>
          <table:table-cell office:value-type="string">
            <text:p>284 56?</text:p>
          </table:table-cell>
          <table:table-cell table:number-columns-repeated="1009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3</text:p>
          </table:table-cell>
          <table:table-cell office:value-type="float" office:value="0">
            <text:p>0.000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78.09">
            <text:p>78.09</text:p>
          </table:table-cell>
          <table:table-cell office:value-type="float" office:value="78.07">
            <text:p>78.07</text:p>
          </table:table-cell>
          <table:table-cell office:value-type="float" office:value="1.59">
            <text:p>1.59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4</text:p>
          </table:table-cell>
          <table:table-cell office:value-type="float" office:value="0">
            <text:p>0.000</text:p>
          </table:table-cell>
          <table:table-cell office:value-type="float" office:value="302">
            <text:p>302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77.2">
            <text:p>77.20</text:p>
          </table:table-cell>
          <table:table-cell office:value-type="float" office:value="77.19">
            <text:p>77.19</text:p>
          </table:table-cell>
          <table:table-cell office:value-type="float" office:value="1.26">
            <text:p>1.26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5</text:p>
          </table:table-cell>
          <table:table-cell office:value-type="float" office:value="0">
            <text:p>0.000</text:p>
          </table:table-cell>
          <table:table-cell table:number-columns-repeated="10"/>
          <table:table-cell office:value-type="string">
            <text:p>blocked by support</text:p>
          </table:table-cell>
          <table:table-cell table:number-columns-repeated="1009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6</text:p>
          </table:table-cell>
          <table:table-cell office:value-type="float" office:value="0">
            <text:p>0.000</text:p>
          </table:table-cell>
          <table:table-cell office:value-type="float" office:value="321">
            <text:p>32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75.19">
            <text:p>75.19</text:p>
          </table:table-cell>
          <table:table-cell office:value-type="float" office:value="75.17">
            <text:p>75.17</text:p>
          </table:table-cell>
          <table:table-cell office:value-type="float" office:value="1.25">
            <text:p>1.25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7</text:p>
          </table:table-cell>
          <table:table-cell office:value-type="float" office:value="0">
            <text:p>0.000</text:p>
          </table:table-cell>
          <table:table-cell office:value-type="float" office:value="334">
            <text:p>33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74.24">
            <text:p>74.24</text:p>
          </table:table-cell>
          <table:table-cell office:value-type="float" office:value="74.22">
            <text:p>74.22</text:p>
          </table:table-cell>
          <table:table-cell office:value-type="float" office:value="1.58">
            <text:p>1.58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8</text:p>
          </table:table-cell>
          <table:table-cell office:value-type="float" office:value="0">
            <text:p>0.000</text:p>
          </table:table-cell>
          <table:table-cell office:value-type="float" office:value="340">
            <text:p>340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73.99">
            <text:p>73.99</text:p>
          </table:table-cell>
          <table:table-cell office:value-type="float" office:value="73.98">
            <text:p>73.98</text:p>
          </table:table-cell>
          <table:table-cell office:value-type="float" office:value="1.24">
            <text:p>1.24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9</text:p>
          </table:table-cell>
          <table:table-cell office:value-type="float" office:value="0">
            <text:p>0.000</text:p>
          </table:table-cell>
          <table:table-cell office:value-type="float" office:value="353">
            <text:p>353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73.86">
            <text:p>73.86</text:p>
          </table:table-cell>
          <table:table-cell office:value-type="float" office:value="73.84">
            <text:p>73.84</text:p>
          </table:table-cell>
          <table:table-cell office:value-type="float" office:value="1.62">
            <text:p>1.62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0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73.98">
            <text:p>73.98</text:p>
          </table:table-cell>
          <table:table-cell office:value-type="float" office:value="73.96">
            <text:p>73.96</text:p>
          </table:table-cell>
          <table:table-cell office:value-type="float" office:value="1.26">
            <text:p>1.26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74.68">
            <text:p>74.68</text:p>
          </table:table-cell>
          <table:table-cell office:value-type="float" office:value="74.66">
            <text:p>74.66</text:p>
          </table:table-cell>
          <table:table-cell office:value-type="float" office:value="1.59">
            <text:p>1.59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2</text:p>
          </table:table-cell>
          <table:table-cell office:value-type="float" office:value="0">
            <text:p>0.000</text:p>
          </table:table-cell>
          <table:table-cell table:number-columns-repeated="2"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75.15">
            <text:p>75.15</text:p>
          </table:table-cell>
          <table:table-cell office:value-type="float" office:value="75.14">
            <text:p>75.14</text:p>
          </table:table-cell>
          <table:table-cell office:value-type="float" office:value="1.26">
            <text:p>1.26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3</text:p>
          </table:table-cell>
          <table:table-cell office:value-type="float" office:value="0">
            <text:p>0.0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6.41">
            <text:p>76.41</text:p>
          </table:table-cell>
          <table:table-cell office:value-type="float" office:value="76.39">
            <text:p>76.39</text:p>
          </table:table-cell>
          <table:table-cell office:value-type="float" office:value="1.61">
            <text:p>1.61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4</text:p>
          </table:table-cell>
          <table:table-cell office:value-type="float" office:value="0">
            <text:p>0.000</text:p>
          </table:table-cell>
          <table:table-cell table:number-columns-repeated="10"/>
          <table:table-cell office:value-type="string">
            <text:p>blocked by support</text:p>
          </table:table-cell>
          <table:table-cell table:number-columns-repeated="1009"/>
        </table:table-row>
        <table:table-row table:style-name="ro1"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CXF</text:p>
          </table:table-cell>
          <table:table-cell office:value-type="float" office:value="0.03">
            <text:p>0.030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string">
            <text:p>+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1.89">
            <text:p>11.89</text:p>
          </table:table-cell>
          <table:table-cell office:value-type="float" office:value="11.77">
            <text:p>11.77</text:p>
          </table:table-cell>
          <table:table-cell office:value-type="float" office:value="1.7">
            <text:p>1.70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table:style-name="ce3" office:value-type="float" office:value="1.324">
            <text:p>1.324</text:p>
          </table:table-cell>
          <table:table-cell office:value-type="string">
            <text:p>ELS</text:p>
          </table:table-cell>
          <table:table-cell table:style-name="ce3" office:value-type="float" office:value="1.896">
            <text:p>1.896</text:p>
          </table:table-cell>
          <table:table-cell office:value-type="float" office:value="320">
            <text:p>320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table:style-name="ce3"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style-name="ce3" office:value-type="float" office:value="189.08">
            <text:p>189.08</text:p>
          </table:table-cell>
          <table:table-cell table:style-name="ce3" office:value-type="float" office:value="188.81">
            <text:p>188.81</text:p>
          </table:table-cell>
          <table:table-cell table:style-name="ce3" office:value-type="float" office:value="10.06">
            <text:p>10.06</text:p>
          </table:table-cell>
          <table:table-cell office:value-type="string">
            <text:p>cube reflector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table:style-name="ce3" office:value-type="float" office:value="1.324">
            <text:p>1.324</text:p>
          </table:table-cell>
          <table:table-cell office:value-type="string">
            <text:p>BR2</text:p>
          </table:table-cell>
          <table:table-cell table:style-name="ce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98.28">
            <text:p>198.28</text:p>
          </table:table-cell>
          <table:table-cell office:value-type="float" office:value="198.2">
            <text:p>198.20</text:p>
          </table:table-cell>
          <table:table-cell office:value-type="float" office:value="-5.65">
            <text:p>-5.6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table:style-name="ce3" office:value-type="float" office:value="1.304">
            <text:p>1.304</text:p>
          </table:table-cell>
          <table:table-cell office:value-type="string">
            <text:p>BR1</text:p>
          </table:table-cell>
          <table:table-cell table:style-name="ce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98.23">
            <text:p>198.23</text:p>
          </table:table-cell>
          <table:table-cell office:value-type="float" office:value="198.2">
            <text:p>198.20</text:p>
          </table:table-cell>
          <table:table-cell office:value-type="float" office:value="-2.95">
            <text:p>-2.9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04">
            <text:p>1.304</text:p>
          </table:table-cell>
          <table:table-cell office:value-type="string">
            <text:p>ELS</text:p>
          </table:table-cell>
          <table:table-cell office:value-type="float" office:value="1.896">
            <text:p>1.8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+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0.37">
            <text:p>130.37</text:p>
          </table:table-cell>
          <table:table-cell office:value-type="float" office:value="129.87">
            <text:p>129.87</text:p>
          </table:table-cell>
          <table:table-cell office:value-type="float" office:value="11.43">
            <text:p>11.43</text:p>
          </table:table-cell>
          <table:table-cell office:value-type="string">
            <text:p>cube reflector, screwed up azimuth</text:p>
          </table:table-cell>
          <table:table-cell table:number-columns-repeated="1009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B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98.29">
            <text:p>198.29</text:p>
          </table:table-cell>
          <table:table-cell office:value-type="float" office:value="198.2">
            <text:p>198.20</text:p>
          </table:table-cell>
          <table:table-cell office:value-type="float" office:value="-5.89">
            <text:p>-5.89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27.12">
            <text:p>227.12</text:p>
          </table:table-cell>
          <table:table-cell office:value-type="float" office:value="227.11">
            <text:p>227.11</text:p>
          </table:table-cell>
          <table:table-cell office:value-type="float" office:value="0.63">
            <text:p>0.63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3</text:p>
          </table:table-cell>
          <table:table-cell office:value-type="float" office:value="-0.181">
            <text:p>-0.181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28.67">
            <text:p>228.67</text:p>
          </table:table-cell>
          <table:table-cell office:value-type="float" office:value="228.3">
            <text:p>228.30</text:p>
          </table:table-cell>
          <table:table-cell office:value-type="float" office:value="13.02">
            <text:p>13.02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1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24.49">
            <text:p>224.49</text:p>
          </table:table-cell>
          <table:table-cell office:value-type="float" office:value="224.06">
            <text:p>224.06</text:p>
          </table:table-cell>
          <table:table-cell office:value-type="float" office:value="13.64">
            <text:p>13.6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1013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</text:p>
          </table:table-cell>
          <table:table-cell office:value-type="float" office:value="-0.181">
            <text:p>-0.181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222.86">
            <text:p>222.86</text:p>
          </table:table-cell>
          <table:table-cell office:value-type="float" office:value="0.04">
            <text:p>0.0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4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1013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5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31.75">
            <text:p>231.75</text:p>
          </table:table-cell>
          <table:table-cell office:value-type="float" office:value="231.36">
            <text:p>231.36</text:p>
          </table:table-cell>
          <table:table-cell office:value-type="float" office:value="13.64">
            <text:p>13.6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4</text:p>
          </table:table-cell>
          <table:table-cell office:value-type="float" office:value="-0.181">
            <text:p>-0.181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230.14">
            <text:p>230.14</text:p>
          </table:table-cell>
          <table:table-cell office:value-type="float" office:value="0.04">
            <text:p>0.04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4</text:p>
          </table:table-cell>
          <table:table-cell office:value-type="float" office:value="0.178">
            <text:p>0.178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0.3">
            <text:p>230.30</text:p>
          </table:table-cell>
          <table:table-cell office:value-type="float" office:value="230.29">
            <text:p>230.29</text:p>
          </table:table-cell>
          <table:table-cell office:value-type="float" office:value="1.23">
            <text:p>1.23</text:p>
          </table:table-cell>
          <table:table-cell table:number-columns-repeated="1010"/>
        </table:table-row>
        <table:table-row table:style-name="ro1"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5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31.76">
            <text:p>231.76</text:p>
          </table:table-cell>
          <table:table-cell office:value-type="float" office:value="231.36">
            <text:p>231.36</text:p>
          </table:table-cell>
          <table:table-cell office:value-type="float" office:value="13.64">
            <text:p>13.64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LR1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94.21">
            <text:p>194.21</text:p>
          </table:table-cell>
          <table:table-cell office:value-type="float" office:value="194.11">
            <text:p>194.11</text:p>
          </table:table-cell>
          <table:table-cell office:value-type="float" office:value="-6.27">
            <text:p>-6.27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3</text:p>
          </table:table-cell>
          <table:table-cell office:value-type="float" office:value="0">
            <text:p>0.000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23.38">
            <text:p>223.38</text:p>
          </table:table-cell>
          <table:table-cell office:value-type="float" office:value="221.48">
            <text:p>221.48</text:p>
          </table:table-cell>
          <table:table-cell office:value-type="float" office:value="29.04">
            <text:p>29.04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1</text:p>
          </table:table-cell>
          <table:table-cell office:value-type="float" office:value="0">
            <text:p>0.000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5</text:p>
          </table:table-cell>
          <table:table-cell office:value-type="float" office:value="0">
            <text:p>0.00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2</text:p>
          </table:table-cell>
          <table:table-cell office:value-type="float" office:value="0.178">
            <text:p>0.178</text:p>
          </table:table-cell>
          <table:table-cell office:value-type="float" office:value="73">
            <text:p>73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21.02">
            <text:p>221.02</text:p>
          </table:table-cell>
          <table:table-cell office:value-type="float" office:value="220.39">
            <text:p>220.39</text:p>
          </table:table-cell>
          <table:table-cell office:value-type="float" office:value="16.67">
            <text:p>16.67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0</text:p>
          </table:table-cell>
          <table:table-cell office:value-type="float" office:value="0.178">
            <text:p>0.178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16.87">
            <text:p>216.87</text:p>
          </table:table-cell>
          <table:table-cell office:value-type="float" office:value="216.22">
            <text:p>216.22</text:p>
          </table:table-cell>
          <table:table-cell office:value-type="float" office:value="16.66">
            <text:p>16.66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1</text:p>
          </table:table-cell>
          <table:table-cell office:value-type="float" office:value="0.178">
            <text:p>0.178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219.17">
            <text:p>219.17</text:p>
          </table:table-cell>
          <table:table-cell office:value-type="float" office:value="217.15">
            <text:p>217.15</text:p>
          </table:table-cell>
          <table:table-cell office:value-type="float" office:value="29.64">
            <text:p>29.64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1</text:p>
          </table:table-cell>
          <table:table-cell office:value-type="float" office:value="-0.181">
            <text:p>-0.18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19.06">
            <text:p>219.06</text:p>
          </table:table-cell>
          <table:table-cell office:value-type="float" office:value="217.22">
            <text:p>217.22</text:p>
          </table:table-cell>
          <table:table-cell office:value-type="float" office:value="28.44">
            <text:p>28.44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4</text:p>
          </table:table-cell>
          <table:table-cell office:value-type="float" office:value="0.178">
            <text:p>0.178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224.25">
            <text:p>224.25</text:p>
          </table:table-cell>
          <table:table-cell office:value-type="float" office:value="223.63">
            <text:p>223.63</text:p>
          </table:table-cell>
          <table:table-cell office:value-type="float" office:value="16.68">
            <text:p>16.68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5</text:p>
          </table:table-cell>
          <table:table-cell office:value-type="float" office:value="-0.181">
            <text:p>-0.181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26.49">
            <text:p>226.49</text:p>
          </table:table-cell>
          <table:table-cell office:value-type="float" office:value="224.69">
            <text:p>224.69</text:p>
          </table:table-cell>
          <table:table-cell office:value-type="float" office:value="28.46">
            <text:p>28.46</text:p>
          </table:table-cell>
          <table:table-cell table:number-columns-repeated="1010"/>
        </table:table-row>
        <table:table-row table:style-name="ro1">
          <table:table-cell office:value-type="string">
            <text:p>LR2</text:p>
          </table:table-cell>
          <table:table-cell office:value-type="float" office:value="1.424">
            <text:p>1.424</text:p>
          </table:table-cell>
          <table:table-cell office:value-type="string">
            <text:p>M5</text:p>
          </table:table-cell>
          <table:table-cell office:value-type="float" office:value="0.178">
            <text:p>0.178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26.6">
            <text:p>226.60</text:p>
          </table:table-cell>
          <table:table-cell office:value-type="float" office:value="224.65">
            <text:p>224.65</text:p>
          </table:table-cell>
          <table:table-cell office:value-type="float" office:value="29.66">
            <text:p>29.66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L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194.13">
            <text:p>194.13</text:p>
          </table:table-cell>
          <table:table-cell office:value-type="float" office:value="194.09">
            <text:p>194.09</text:p>
          </table:table-cell>
          <table:table-cell office:value-type="float" office:value="-3.18">
            <text:p>-3.18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9</text:p>
          </table:table-cell>
          <table:table-cell office:value-type="float" office:value="0">
            <text:p>0.000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28.66">
            <text:p>228.66</text:p>
          </table:table-cell>
          <table:table-cell office:value-type="float" office:value="226.6">
            <text:p>226.60</text:p>
          </table:table-cell>
          <table:table-cell office:value-type="float" office:value="30.58">
            <text:p>30.58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292">
            <text:p>29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table:number-columns-repeated="1013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8</text:p>
          </table:table-cell>
          <table:table-cell office:value-type="float" office:value="0.181">
            <text:p>0.181</text:p>
          </table:table-cell>
          <table:table-cell office:value-type="float" office:value="288">
            <text:p>288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226.2">
            <text:p>226.20</text:p>
          </table:table-cell>
          <table:table-cell office:value-type="float" office:value="225.47">
            <text:p>225.47</text:p>
          </table:table-cell>
          <table:table-cell office:value-type="float" office:value="18.19">
            <text:p>18.19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10</text:p>
          </table:table-cell>
          <table:table-cell office:value-type="float" office:value="0.181">
            <text:p>0.181</text:p>
          </table:table-cell>
          <table:table-cell office:value-type="float" office:value="292">
            <text:p>29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221.98">
            <text:p>221.98</text:p>
          </table:table-cell>
          <table:table-cell office:value-type="float" office:value="221.24">
            <text:p>221.24</text:p>
          </table:table-cell>
          <table:table-cell office:value-type="float" office:value="18.18">
            <text:p>18.18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11</text:p>
          </table:table-cell>
          <table:table-cell office:value-type="float" office:value="0.181">
            <text:p>0.181</text:p>
          </table:table-cell>
          <table:table-cell office:value-type="float" office:value="292">
            <text:p>292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224.34">
            <text:p>224.34</text:p>
          </table:table-cell>
          <table:table-cell office:value-type="float" office:value="222.16">
            <text:p>222.16</text:p>
          </table:table-cell>
          <table:table-cell office:value-type="float" office:value="31.14">
            <text:p>31.14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11</text:p>
          </table:table-cell>
          <table:table-cell office:value-type="float" office:value="-0.181">
            <text:p>-0.181</text:p>
          </table:table-cell>
          <table:table-cell office:value-type="float" office:value="292">
            <text:p>292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224.23">
            <text:p>224.23</text:p>
          </table:table-cell>
          <table:table-cell office:value-type="float" office:value="222.22">
            <text:p>222.22</text:p>
          </table:table-cell>
          <table:table-cell office:value-type="float" office:value="29.94">
            <text:p>29.94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7</text:p>
          </table:table-cell>
          <table:table-cell office:value-type="float" office:value="0">
            <text:p>0.000</text:p>
          </table:table-cell>
          <table:table-cell office:value-type="float" office:value="298">
            <text:p>298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231.51">
            <text:p>231.51</text:p>
          </table:table-cell>
          <table:table-cell office:value-type="float" office:value="229.49">
            <text:p>229.49</text:p>
          </table:table-cell>
          <table:table-cell office:value-type="float" office:value="30.54">
            <text:p>30.54</text:p>
          </table:table-cell>
          <table:table-cell table:number-columns-repeated="1010"/>
        </table:table-row>
        <table:table-row table:style-name="ro1"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6</text:p>
          </table:table-cell>
          <table:table-cell office:value-type="float" office:value="0.181">
            <text:p>0.181</text:p>
          </table:table-cell>
          <table:table-cell office:value-type="float" office:value="298">
            <text:p>298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29.14">
            <text:p>229.14</text:p>
          </table:table-cell>
          <table:table-cell office:value-type="float" office:value="228.14">
            <text:p>228.14</text:p>
          </table:table-cell>
          <table:table-cell office:value-type="float" office:value="18.19">
            <text:p>18.19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8</text:p>
          </table:table-cell>
          <table:table-cell office:value-type="float" office:value="0">
            <text:p>0.000</text:p>
          </table:table-cell>
          <table:table-cell office:value-type="float" office:value="287">
            <text:p>287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27.09">
            <text:p>227.09</text:p>
          </table:table-cell>
          <table:table-cell office:value-type="float" office:value="227.07">
            <text:p>227.07</text:p>
          </table:table-cell>
          <table:table-cell office:value-type="float" office:value="1.95">
            <text:p>1.9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0</text:p>
          </table:table-cell>
          <table:table-cell office:value-type="float" office:value="0">
            <text:p>0.000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1013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224.46">
            <text:p>224.46</text:p>
          </table:table-cell>
          <table:table-cell office:value-type="float" office:value="223.97">
            <text:p>223.97</text:p>
          </table:table-cell>
          <table:table-cell table:number-columns-repeated="1011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9</text:p>
          </table:table-cell>
          <table:table-cell table:number-columns-repeated="11"/>
          <table:table-cell office:value-type="string">
            <text:p>blocked</text:p>
          </table:table-cell>
          <table:table-cell table:number-columns-repeated="1009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0</text:p>
          </table:table-cell>
          <table:table-cell office:value-type="float" office:value="0.181">
            <text:p>0.181</text:p>
          </table:table-cell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222.99">
            <text:p>222.99</text:p>
          </table:table-cell>
          <table:table-cell office:value-type="float" office:value="222.97">
            <text:p>222.97</text:p>
          </table:table-cell>
          <table:table-cell office:value-type="float" office:value="2.55">
            <text:p>2.5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0</text:p>
          </table:table-cell>
          <table:table-cell office:value-type="float" office:value="-0.181">
            <text:p>-0.181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 office:value-type="float" office:value="222.78">
            <text:p>222.78</text:p>
          </table:table-cell>
          <table:table-cell office:value-type="float" office:value="1.36">
            <text:p>1.36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0</text:p>
          </table:table-cell>
          <table:table-cell office:value-type="float" office:value="0">
            <text:p>0.000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9</text:p>
          </table:table-cell>
          <table:table-cell office:value-type="float" office:value="-0.181">
            <text:p>-0.181</text:p>
          </table:table-cell>
          <table:table-cell office:value-type="float" office:value="287">
            <text:p>28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228.67">
            <text:p>228.67</text:p>
          </table:table-cell>
          <table:table-cell office:value-type="float" office:value="228.22">
            <text:p>228.22</text:p>
          </table:table-cell>
          <table:table-cell office:value-type="float" office:value="14.37">
            <text:p>14.37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9</text:p>
          </table:table-cell>
          <table:table-cell office:value-type="float" office:value="0.181">
            <text:p>0.181</text:p>
          </table:table-cell>
          <table:table-cell office:value-type="float" office:value="287">
            <text:p>28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228.7">
            <text:p>228.70</text:p>
          </table:table-cell>
          <table:table-cell office:value-type="float" office:value="228.17">
            <text:p>228.17</text:p>
          </table:table-cell>
          <table:table-cell office:value-type="float" office:value="15.58">
            <text:p>15.58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6</text:p>
          </table:table-cell>
          <table:table-cell office:value-type="float" office:value="-0.181">
            <text:p>-0.181</text:p>
          </table:table-cell>
          <table:table-cell office:value-type="float" office:value="297">
            <text:p>297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230.11">
            <text:p>230.11</text:p>
          </table:table-cell>
          <table:table-cell office:value-type="float" office:value="1.34">
            <text:p>1.34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6</text:p>
          </table:table-cell>
          <table:table-cell office:value-type="float" office:value="0.181">
            <text:p>0.181</text:p>
          </table:table-cell>
          <table:table-cell office:value-type="float" office:value="297">
            <text:p>297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2" office:value-type="float" office:value="230.29">
            <text:p>230.29</text:p>
          </table:table-cell>
          <table:table-cell office:value-type="float" office:value="2.55">
            <text:p>2.5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7</text:p>
          </table:table-cell>
          <table:table-cell office:value-type="float" office:value="0">
            <text:p>0.000</text:p>
          </table:table-cell>
          <table:table-cell office:value-type="float" office:value="297">
            <text:p>297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table:number-columns-repeated="1013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7</text:p>
          </table:table-cell>
          <table:table-cell office:value-type="float" office:value="-0.181">
            <text:p>-0.181</text:p>
          </table:table-cell>
          <table:table-cell office:value-type="float" office:value="297">
            <text:p>297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231.8">
            <text:p>231.80</text:p>
          </table:table-cell>
          <table:table-cell office:value-type="float" office:value="231.36">
            <text:p>231.36</text:p>
          </table:table-cell>
          <table:table-cell office:value-type="float" office:value="14.34">
            <text:p>14.34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7</text:p>
          </table:table-cell>
          <table:table-cell office:value-type="float" office:value="0.181">
            <text:p>0.181</text:p>
          </table:table-cell>
          <table:table-cell office:value-type="float" office:value="297">
            <text:p>297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1.83">
            <text:p>231.83</text:p>
          </table:table-cell>
          <table:table-cell office:value-type="float" office:value="231.31">
            <text:p>231.31</text:p>
          </table:table-cell>
          <table:table-cell office:value-type="float" office:value="15.55">
            <text:p>15.55</text:p>
          </table:table-cell>
          <table:table-cell table:number-columns-repeated="1010"/>
        </table:table-row>
        <table:table-row table:style-name="ro1"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BR1</text:p>
          </table:table-cell>
          <table:table-cell office:value-type="float" office:value="0">
            <text:p>0.00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98.24">
            <text:p>198.24</text:p>
          </table:table-cell>
          <table:table-cell office:value-type="float" office:value="198.21">
            <text:p>198.21</text:p>
          </table:table-cell>
          <table:table-cell office:value-type="float" office:value="-3.24">
            <text:p>-3.24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D2</text:p>
          </table:table-cell>
          <table:table-cell office:value-type="float" office:value="1.675">
            <text:p>1.6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701.59">
            <text:p>701.59</text:p>
          </table:table-cell>
          <table:table-cell office:value-type="float" office:value="701.42">
            <text:p>701.42</text:p>
          </table:table-cell>
          <table:table-cell office:value-type="float" office:value="-15.17">
            <text:p>-15.17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7</text:p>
          </table:table-cell>
          <table:table-cell office:value-type="float" office:value="0">
            <text:p>0.000</text:p>
          </table:table-cell>
          <table:table-cell office:value-type="float" office:value="231">
            <text:p>23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74.24">
            <text:p>74.24</text:p>
          </table:table-cell>
          <table:table-cell office:value-type="float" office:value="74.23">
            <text:p>74.23</text:p>
          </table:table-cell>
          <table:table-cell office:value-type="float" office:value="1.62">
            <text:p>1.62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8</text:p>
          </table:table-cell>
          <table:table-cell office:value-type="float" office:value="0">
            <text:p>0.000</text:p>
          </table:table-cell>
          <table:table-cell office:value-type="float" office:value="237">
            <text:p>237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73.99">
            <text:p>73.99</text:p>
          </table:table-cell>
          <table:table-cell office:value-type="float" office:value="73.98">
            <text:p>73.98</text:p>
          </table:table-cell>
          <table:table-cell office:value-type="float" office:value="1.27">
            <text:p>1.27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9</text:p>
          </table:table-cell>
          <table:table-cell office:value-type="float" office:value="0">
            <text:p>0.000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73.87">
            <text:p>73.87</text:p>
          </table:table-cell>
          <table:table-cell office:value-type="float" office:value="73.84">
            <text:p>73.84</text:p>
          </table:table-cell>
          <table:table-cell office:value-type="float" office:value="1.66">
            <text:p>1.66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10</text:p>
          </table:table-cell>
          <table:table-cell office:value-type="float" office:value="0">
            <text:p>0.0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3.97">
            <text:p>73.97</text:p>
          </table:table-cell>
          <table:table-cell office:value-type="float" office:value="73.96">
            <text:p>73.96</text:p>
          </table:table-cell>
          <table:table-cell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270">
            <text:p>27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4.68">
            <text:p>74.68</text:p>
          </table:table-cell>
          <table:table-cell office:value-type="float" office:value="74.66">
            <text:p>74.66</text:p>
          </table:table-cell>
          <table:table-cell office:value-type="float" office:value="1.63">
            <text:p>1.63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12</text:p>
          </table:table-cell>
          <table:table-cell office:value-type="float" office:value="0">
            <text:p>0.000</text:p>
          </table:table-cell>
          <table:table-cell office:value-type="float" office:value="276">
            <text:p>276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75.15">
            <text:p>75.15</text:p>
          </table:table-cell>
          <table:table-cell office:value-type="float" office:value="75.14">
            <text:p>75.14</text:p>
          </table:table-cell>
          <table:table-cell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13</text:p>
          </table:table-cell>
          <table:table-cell office:value-type="float" office:value="0">
            <text:p>0.000</text:p>
          </table:table-cell>
          <table:table-cell office:value-type="float" office:value="288">
            <text:p>288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76.41">
            <text:p>76.41</text:p>
          </table:table-cell>
          <table:table-cell office:value-type="float" office:value="76.39">
            <text:p>76.39</text:p>
          </table:table-cell>
          <table:table-cell office:value-type="float" office:value="1.64">
            <text:p>1.64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14</text:p>
          </table:table-cell>
          <table:table-cell office:value-type="float" office:value="0">
            <text:p>0.000</text:p>
          </table:table-cell>
          <table:table-cell office:value-type="float" office:value="294">
            <text:p>294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77.22">
            <text:p>77.22</text:p>
          </table:table-cell>
          <table:table-cell office:value-type="float" office:value="77.21">
            <text:p>77.21</text:p>
          </table:table-cell>
          <table:table-cell office:value-type="float" office:value="1.32">
            <text:p>1.32</text:p>
          </table:table-cell>
          <table:table-cell office:value-type="string">
            <text:p>partially blocked</text:p>
          </table:table-cell>
          <table:table-cell table:number-columns-repeated="1009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6</text:p>
          </table:table-cell>
          <table:table-cell office:value-type="float" office:value="0">
            <text:p>0.000</text:p>
          </table:table-cell>
          <table:table-cell office:value-type="float" office:value="218">
            <text:p>21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75.19">
            <text:p>75.19</text:p>
          </table:table-cell>
          <table:table-cell office:value-type="float" office:value="75.18">
            <text:p>75.18</text:p>
          </table:table-cell>
          <table:table-cell office:value-type="float" office:value="1.28">
            <text:p>1.28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5</text:p>
          </table:table-cell>
          <table:table-cell office:value-type="float" office:value="0">
            <text:p>0.000</text:p>
          </table:table-cell>
          <table:table-cell office:value-type="float" office:value="212">
            <text:p>212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75.78">
            <text:p>75.78</text:p>
          </table:table-cell>
          <table:table-cell office:value-type="float" office:value="75.77">
            <text:p>75.77</text:p>
          </table:table-cell>
          <table:table-cell office:value-type="float" office:value="1.61">
            <text:p>1.61</text:p>
          </table:table-cell>
          <table:table-cell office:value-type="string">
            <text:p>partially blocked</text:p>
          </table:table-cell>
          <table:table-cell table:number-columns-repeated="1009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4</text:p>
          </table:table-cell>
          <table:table-cell office:value-type="float" office:value="0">
            <text:p>0.000</text:p>
          </table:table-cell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77.19">
            <text:p>77.19</text:p>
          </table:table-cell>
          <table:table-cell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3</text:p>
          </table:table-cell>
          <table:table-cell office:value-type="float" office:value="0">
            <text:p>0.000</text:p>
          </table:table-cell>
          <table:table-cell office:value-type="float" office:value="193">
            <text:p>193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78.08">
            <text:p>78.08</text:p>
          </table:table-cell>
          <table:table-cell office:value-type="float" office:value="78.06">
            <text:p>78.06</text:p>
          </table:table-cell>
          <table:table-cell office:value-type="float" office:value="1.63">
            <text:p>1.63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181">
            <text:p>18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80.08">
            <text:p>80.08</text:p>
          </table:table-cell>
          <table:table-cell office:value-type="float" office:value="80.07">
            <text:p>80.07</text:p>
          </table:table-cell>
          <table:table-cell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M1</text:p>
          </table:table-cell>
          <table:table-cell office:value-type="float" office:value="0">
            <text:p>0.000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81.09">
            <text:p>81.09</text:p>
          </table:table-cell>
          <table:table-cell office:value-type="float" office:value="81.07">
            <text:p>81.07</text:p>
          </table:table-cell>
          <table:table-cell office:value-type="float" office:value="1.64">
            <text:p>1.64</text:p>
          </table:table-cell>
          <table:table-cell table:number-columns-repeated="1010"/>
        </table:table-row>
        <table:table-row table:style-name="ro1">
          <table:table-cell office:value-type="string">
            <text:p>MD1</text:p>
          </table:table-cell>
          <table:table-cell office:value-type="float" office:value="1.527">
            <text:p>1.527</text:p>
          </table:table-cell>
          <table:table-cell office:value-type="string">
            <text:p>CXF</text:p>
          </table:table-cell>
          <table:table-cell office:value-type="float" office:value="0.03">
            <text:p>0.030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string">
            <text:p>+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11.9">
            <text:p>11.90</text:p>
          </table:table-cell>
          <table:table-cell office:value-type="float" office:value="11.77">
            <text:p>11.77</text:p>
          </table:table-cell>
          <table:table-cell office:value-type="float" office:value="1.74">
            <text:p>1.74</text:p>
          </table:table-cell>
          <table:table-cell table:number-columns-repeated="1010"/>
        </table:table-row>
        <table:table-row table:style-name="ro1">
          <table:table-cell office:value-type="string">
            <text:p>CLF1</text:p>
          </table:table-cell>
          <table:table-cell office:value-type="float" office:value="1.481">
            <text:p>1.481</text:p>
          </table:table-cell>
          <table:table-cell office:value-type="string">
            <text:p>CLF2</text:p>
          </table:table-cell>
          <table:table-cell office:value-type="float" office:value="0.28">
            <text:p>0.2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8" office:value-type="float" office:value="52.0569157428275">
            <text:p>52</text:p>
          </table:table-cell>
          <table:table-cell office:value-type="float" office:value="591.97">
            <text:p>591.97</text:p>
          </table:table-cell>
          <table:table-cell office:value-type="float" office:value="591.95">
            <text:p>591.95</text:p>
          </table:table-cell>
          <table:table-cell office:value-type="float" office:value="-4.11">
            <text:p>-4.1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CLF1</text:p>
          </table:table-cell>
          <table:table-cell office:value-type="float" office:value="0">
            <text:p>0.000</text:p>
          </table:table-cell>
          <table:table-cell office:value-type="string">
            <text:p>CLF</text:p>
          </table:table-cell>
          <table:table-cell office:value-type="float" office:value="0">
            <text:p>0.000</text:p>
          </table:table-cell>
          <table:table-cell office:value-type="float" office:value="216">
            <text:p>216</text:p>
          </table:table-cell>
          <table:table-cell office:value-type="float" office:value="14">
            <text:p>14</text:p>
          </table:table-cell>
          <table:table-cell office:value-type="float" office:value="48.0000000000109">
            <text:p>48</text:p>
          </table:table-cell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5.15">
            <text:p>55.15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office:value-type="string">
            <text:p>CLF1</text:p>
          </table:table-cell>
          <table:table-cell office:value-type="float" office:value="0">
            <text:p>0.000</text:p>
          </table:table-cell>
          <table:table-cell office:value-type="string">
            <text:p>CLF</text:p>
          </table:table-cell>
          <table:table-cell office:value-type="float" office:value="0">
            <text:p>0.000</text:p>
          </table:table-cell>
          <table:table-cell office:value-type="float" office:value="216">
            <text:p>216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5.15">
            <text:p>55.15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5"/>
          <table:table-cell/>
          <table:table-cell table:style-name="Default"/>
          <table:table-cell table:number-columns-repeated="101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0" number:min-integer-digits="0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number-style style:name="N132">
      <number:number number:decimal-places="10" number:min-integer-digits="1"/>
    </number:number-style>
    <number:number-style style:name="N133">
      <number:number number:decimal-places="9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4">04/04/2011</text:date>, <text:time>18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 Thomas</meta:initial-creator>
    <meta:creation-date>2011-03-23T16:23:36</meta:creation-date>
    <dc:date>2011-04-04T18:31:00</dc:date>
    <dc:creator>Stan Thomas</dc:creator>
    <meta:editing-duration>PT05H00M22S</meta:editing-duration>
    <meta:editing-cycles>49</meta:editing-cycles>
    <meta:generator>OpenOffice.org/3.2$Unix OpenOffice.org_project/320m12$Build-9483</meta:generator>
    <meta:document-statistic meta:table-count="3" meta:cell-count="1452" meta:object-count="0"/>
  </office:meta>
</office:document-meta>
</file>